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center"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K Prasanth 192211920</text:p>
      <text:p text:style-name="P2"><draw:frame draw:z-index="251658240" draw:id="id0" draw:style-name="a0" draw:name="Picture 1" text:anchor-type="as-char" svg:x="0in" svg:y="0in" svg:width="6in" svg:height="3.20139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"><draw:frame draw:z-index="251658240" draw:id="id1" draw:style-name="a1" draw:name="Picture 2" text:anchor-type="as-char" svg:x="0in" svg:y="0in" svg:width="6in" svg:height="2.78472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"><draw:frame draw:z-index="251658240" draw:id="id2" draw:style-name="a2" draw:name="Picture 3" text:anchor-type="as-char" svg:x="0in" svg:y="0in" svg:width="6in" svg:height="2.40972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"/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0T07:17:00Z</meta:creation-date>
    <dc:date>2024-09-10T07:17:00Z</dc:date>
    <meta:template xlink:href="Normal" xlink:type="simple"/>
    <meta:editing-cycles>2</meta:editing-cycles>
    <meta:editing-duration>PT60S</meta:editing-duration>
    <meta:document-statistic meta:page-count="2" meta:paragraph-count="1" meta:word-count="15" meta:character-count="104" meta:row-count="1" meta:non-whitespace-character-count="90"/>
  </office:meta>
</office:document-meta>
</file>